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8C000029AC000006F2C6712875.svm"/>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 style:family="paragraph" style:parent-style-name="Standard">
      <style:paragraph-properties fo:margin-top="0in" fo:margin-bottom="0.0783in" fo:text-align="justify" style:justify-single-word="false"/>
      <style:text-properties fo:color="#000000" fo:language="en" fo:country="CA" style:text-underline-style="none" fo:background-color="transparent"/>
    </style:style>
    <style:style style:name="P3" style:family="paragraph" style:parent-style-name="Standard">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4" style:family="paragraph" style:parent-style-name="Standard">
      <style:paragraph-properties fo:margin-top="0in" fo:margin-bottom="0.0783in" fo:text-align="center" style:justify-single-word="false"/>
      <style:text-properties fo:color="#000000" fo:language="en" fo:country="CA" style:text-underline-style="none" fo:background-color="transparent"/>
    </style:style>
    <style:style style:name="P5" style:family="paragraph" style:parent-style-name="Standard">
      <style:paragraph-properties fo:margin-top="0in" fo:margin-bottom="0.0783in" fo:text-align="justify" style:justify-single-word="false"/>
      <style:text-properties fo:color="#000000" fo:language="en" fo:country="CA" fo:background-color="transparent"/>
    </style:style>
    <style:style style:name="P6" style:family="paragraph" style:parent-style-name="Standard">
      <style:paragraph-properties fo:margin-top="0in" fo:margin-bottom="0.0783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7" style:family="paragraph" style:parent-style-name="Standard">
      <style:paragraph-properties fo:margin-top="0in" fo:margin-bottom="0.0783in" fo:text-align="justify" style:justify-single-word="false"/>
      <style:text-properties fo:color="#0000ff" fo:language="en" fo:country="CA" style:text-underline-style="none" fo:background-color="transparent"/>
    </style:style>
    <style:style style:name="P8" style:family="paragraph" style:parent-style-name="Standard">
      <style:paragraph-properties fo:margin-top="0in" fo:margin-bottom="0.0783in" fo:text-align="justify" style:justify-single-word="false"/>
      <style:text-properties fo:color="#0000ff" style:font-name="Times New Roman" fo:language="en" fo:country="CA" style:text-underline-style="none" fo:font-weight="normal" fo:background-color="transparent" style:font-weight-asian="normal" style:font-weight-complex="normal"/>
    </style:style>
    <style:style style:name="P9" style:family="paragraph" style:parent-style-name="Standard">
      <style:paragraph-properties fo:margin-top="0in" fo:margin-bottom="0.0783in" fo:text-align="justify" style:justify-single-word="false" fo:background-color="transparent">
        <style:background-image/>
      </style:paragraph-properties>
      <style:text-properties fo:color="#000000" fo:language="en" fo:country="CA" style:text-underline-style="none" fo:background-color="transparent"/>
    </style:style>
    <style:style style:name="P10" style:family="paragraph" style:parent-style-name="Text_20_body">
      <style:paragraph-properties fo:margin-top="0in" fo:margin-bottom="0.0783in"/>
      <style:text-properties fo:color="#000000" fo:background-color="transparent"/>
    </style:style>
    <style:style style:name="P11" style:family="paragraph" style:parent-style-name="Text_20_body">
      <style:paragraph-properties fo:margin-top="0in" fo:margin-bottom="0.0783in" fo:text-align="justify" style:justify-single-word="false"/>
      <style:text-properties fo:color="#000000" fo:background-color="transparent"/>
    </style:style>
    <style:style style:name="P12" style:family="paragraph" style:parent-style-name="Standard">
      <style:paragraph-properties fo:margin-top="0in" fo:margin-bottom="0in"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3" style:family="paragraph" style:parent-style-name="Standard">
      <style:paragraph-properties fo:margin-top="0in" fo:margin-bottom="0in"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14" style:family="paragraph" style:parent-style-name="Standard">
      <style:paragraph-properties fo:margin-top="0in" fo:margin-bottom="0in" fo:text-align="justify" style:justify-single-word="false"/>
      <style:text-properties fo:color="#000000" fo:language="en" fo:country="CA" fo:background-color="transparent"/>
    </style:style>
    <style:style style:name="P15" style:family="paragraph" style:parent-style-name="Standard">
      <style:paragraph-properties fo:margin-top="0in" fo:margin-bottom="0in" fo:text-align="justify" style:justify-single-word="false"/>
      <style:text-properties fo:color="#000000" fo:language="en" fo:country="CA" style:text-underline-style="none" fo:background-color="transparent"/>
    </style:style>
    <style:style style:name="P1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7"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8" style:family="paragraph" style:parent-style-name="Standard">
      <style:paragraph-properties fo:margin-left="0.4925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left="0.4925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0" style:family="paragraph" style:parent-style-name="Standard">
      <style:paragraph-properties fo:margin-left="0.4925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2" style:family="paragraph" style:parent-style-name="Standard">
      <style:paragraph-properties fo:margin-left="0in" fo:margin-right="0in" fo:margin-top="0in" fo:margin-bottom="0.0783in" fo:text-align="center" style:justify-single-word="false" fo:text-indent="0in" style:auto-text-indent="false"/>
      <style:text-properties fo:color="#000000" style:font-name="Times New Roman" fo:language="en" fo:country="CA" style:text-underline-style="none" fo:font-weight="normal" fo:background-color="transparent" style:font-weight-asian="normal" style:font-weight-complex="normal"/>
    </style:style>
    <style:style style:name="P23"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4" style:family="paragraph" style:parent-style-name="Standard">
      <style:paragraph-properties fo:margin-left="0in" fo:margin-right="0in" fo:margin-top="0in" fo:margin-bottom="0.0783in" fo:text-align="justify" style:justify-single-word="false" fo:text-indent="0in" style:auto-text-indent="false"/>
      <style:text-properties fo:color="#000000" fo:language="en" fo:country="CA" style:text-underline-style="none" fo:background-color="transparent"/>
    </style:style>
    <style:style style:name="P25" style:family="paragraph" style:parent-style-name="Standard">
      <style:paragraph-properties fo:margin-left="0in" fo:margin-right="0in" fo:margin-top="0in" fo:margin-bottom="0in" fo:text-align="justify" style:justify-single-word="false" fo:text-indent="0in"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6" style:family="paragraph" style:parent-style-name="Standard" style:list-style-name="L1">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3">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8" style:family="paragraph" style:parent-style-name="Standard" style:list-style-name="L4">
      <style:paragraph-properties fo:margin-top="0in" fo:margin-bottom="0.0783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9" style:family="paragraph" style:parent-style-name="Standard" style:list-style-name="L2">
      <style:paragraph-properties fo:margin-top="0in" fo:margin-bottom="0.0783in" fo:text-align="justify" style:justify-single-word="false">
        <style:tab-stops>
          <style:tab-stop style:position="1.1563in"/>
        </style:tab-stops>
      </style:paragraph-properties>
      <style:text-properties fo:color="#000000" fo:language="en" fo:country="CA" style:text-underline-style="none" fo:background-color="transparent"/>
    </style:style>
    <style:style style:name="P30"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1" style:family="paragraph" style:parent-style-name="Heading_20_1">
      <style:paragraph-properties fo:margin-top="0in" fo:margin-bottom="0.0783in"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2" style:family="paragraph" style:parent-style-name="Heading_20_1">
      <style:paragraph-properties fo:margin-top="0in" fo:margin-bottom="0.0783in"/>
      <style:text-properties fo:color="#000000" fo:background-color="transparent"/>
    </style:style>
    <style:style style:name="P33" style:family="paragraph" style:parent-style-name="Heading_20_1">
      <style:paragraph-properties fo:margin-top="0in" fo:margin-bottom="0.0783in"/>
      <style:text-properties fo:color="#000000" fo:font-size="10pt" fo:font-weight="normal" fo:background-color="transparent" style:font-size-asian="10pt" style:font-weight-asian="normal" style:font-size-complex="10pt" style:font-weight-complex="normal"/>
    </style:style>
    <style:style style:name="P34" style:family="paragraph" style:parent-style-name="Heading_20_2">
      <style:paragraph-properties fo:margin-top="0in" fo:margin-bottom="0.0783in"/>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5" style:family="paragraph" style:parent-style-name="Heading_20_2">
      <style:paragraph-properties fo:margin-top="0in" fo:margin-bottom="0.0783in"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6" style:family="paragraph" style:parent-style-name="Heading_20_2">
      <style:paragraph-properties fo:margin-top="0in" fo:margin-bottom="0.0783in"/>
      <style:text-properties fo:color="#000000" style:text-underline-style="solid" style:text-underline-width="auto" style:text-underline-color="font-color" fo:background-color="transparent"/>
    </style:style>
    <style:style style:name="P37" style:family="paragraph" style:parent-style-name="Heading_20_2">
      <style:paragraph-properties fo:margin-top="0in" fo:margin-bottom="0.0783in" fo:text-align="justify" style:justify-single-word="false" fo:background-color="#ffffff">
        <style:background-image/>
      </style:paragraph-properties>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8" style:family="paragraph" style:parent-style-name="Heading_20_3">
      <style:paragraph-properties fo:margin-top="0in" fo:margin-bottom="0.0783in"/>
      <style:text-properties fo:color="#000000"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9" style:family="paragraph" style:parent-style-name="Heading_20_3">
      <style:paragraph-properties fo:margin-top="0in" fo:margin-bottom="0.0783in"/>
      <style:text-properties fo:color="#000000" fo:font-size="12pt" fo:font-style="italic" style:text-underline-style="solid" style:text-underline-width="auto" style:text-underline-color="font-color" style:font-size-asian="12pt" style:font-style-asian="italic" style:font-size-complex="12pt" style:font-style-complex="italic"/>
    </style:style>
    <style:style style:name="P40" style:family="paragraph" style:parent-style-name="Heading_20_3">
      <style:paragraph-properties fo:margin-top="0in" fo:margin-bottom="0.0783in"/>
      <style:text-properties fo:color="#0000ff"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fo:font-weight="normal" fo:background-color="#ffffff" style:font-weight-asian="normal" style:font-weight-complex="normal"/>
    </style:style>
    <style:style style:name="T14" style:family="text">
      <style:text-properties style:font-name="Times New Roman" style:text-underline-style="none" fo:font-weight="normal" style:font-weight-asian="normal" style:font-weight-complex="normal"/>
    </style:style>
    <style:style style:name="T15" style:family="text">
      <style:text-properties style:font-name="Times New Roman" style:text-underline-style="none" fo:font-weight="normal" fo:background-color="#c0c0c0"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weight="bold" style:font-weight-asian="bold" style:font-weight-complex="bold"/>
    </style:style>
    <style:style style:name="T18" style:family="text">
      <style:text-properties fo:font-size="10pt" style:font-size-asian="10pt" style:font-size-complex="10pt"/>
    </style:style>
    <style:style style:name="T19" style:family="text">
      <style:text-properties fo:background-color="#c0c0c0"/>
    </style:style>
    <style:style style:name="T20" style:family="text">
      <style:text-properties fo:color="#0000ff"/>
    </style:style>
    <style:style style:name="T21" style:family="text">
      <style:text-properties fo:color="#0000ff" style:font-name="Times New Roman" fo:font-weight="bold" style:font-weight-asian="bold" style:font-weight-complex="bold"/>
    </style:style>
    <style:style style:name="T22" style:family="text">
      <style:text-properties fo:color="#0000ff"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15/05/14</text:h>
      <text:h text:style-name="P33" text:outline-level="1">Pawel Gburzynski</text:h>
      <text:h text:style-name="P32" text:outline-level="1">CC1100 driver notes</text:h>
      <text:p text:style-name="P10"/>
      <text:p text:style-name="P11">This document applies to the (so-called) new version of the driver which became official on 13/03/07 (with PG130307). The old version, still available as an option, is described in a separate document.</text:p>
      <text:h text:style-name="P34" text:outline-level="2"/>
      <text:h text:style-name="P36" text:outline-level="2"><text:span text:style-name="T9">Controlling the driver (a summary of </text:span><text:span text:style-name="T10">physopt</text:span><text:span text:style-name="T9"> calls)</text:span></text:h>
      <text:p text:style-name="P2">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2"><text:tab/><text:span text:style-name="T4">val = tcv_control (PHYSOPT_..., arg);</text:span></text:p>
      <text:p text:style-name="P2">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8" text:outline-level="3">Unconditional (i.e., non-optional) calls</text:h>
      <text:p text:style-name="P1">These operations are available <text:span text:style-name="T1">always</text:span>, i.e., regardless of the compilation options of the driver.</text:p>
      <text:p text:style-name="P1">PHYSOPT_STATUS</text:p>
      <text:p text:style-name="P16">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TARP uses it (and I prefer not to mess with Wlodek's code).</text:p>
      <text:p text:style-name="P1">PHYSOPT_RXON</text:p>
      <text:p text:style-name="P18">Switches the receiver on.</text:p>
      <text:p text:style-name="P1">PHYSOPT_RXOFF</text:p>
      <text:p text:style-name="P18">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completely reset the chip on power up.</text:p>
      <text:p text:style-name="P19"><text:soft-page-break/>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18">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PHYSOPT_SETSID</text:p>
      <text:p text:style-name="P19"><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PHYSOPT_GETSID</text:p>
      <text:p text:style-name="P18">Returns the current setting of the network ID.</text:p>
      <text:p text:style-name="P1">PHYSOPT_GETMAXPL</text:p>
      <text:p text:style-name="P18">Returns the maximum packet length, i.e., the maximum value that can be specified as an argument of tcv_wnps. This is the value that was provided as the second argument of phys_cc1100 when the driver was initialized.</text:p>
      <text:p text:style-name="P1">PHYSOPT_RESET</text:p>
      <text:p text:style-name="P18">Resets the chip, reloads the registers, reverts the receiver status and all options to defaults, i.e., as they appeared after initializing the driver (with phys_cc1100). Note that the default state of the receiver is off, no WOR.</text:p>
      <text:p text:style-name="P18">In the present version of the driver, the chip is never reset internally following the initialization, except in response to PHYSOPT_RESET.</text:p>
      <text:h text:style-name="P38" text:outline-level="3">Optional calls</text:h>
      <text:p text:style-name="P24">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PHYSOPT_CAV</text:p>
      <text:p text:style-name="P18">Forces an explicit backoff (blocks the transmitter) for the specified number of (PicOS) milliseconds. This call requires RADIO_CAV_SETTABLE to be defined as 1.</text:p>
      <text:p text:style-name="P1">PHYSOPT_SETPOWER</text:p>
      <text:p text:style-name="P18">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 <text:span text:style-name="T20">The option is disabled (despite RADIO_POWER_SETTABLE being defined as 1) when RADIO_OPTIONS includes </text:span><text:span text:style-name="T20">RADIO_OPTION_PXOPTIONS, as explained below.</text:span></text:p>
      <text:p text:style-name="P1"><text:soft-page-break/>PHYSOPT_GETPOWER</text:p>
      <text:p text:style-name="P18">Returns the current transmitter power setting (a number between 0 and 7). </text:p>
      <text:p text:style-name="P1">PHYSOPT_SETCHANNEL</text:p>
      <text:p text:style-name="P18">Sets the RF channel to the value of the lower byte of the specified word (it is a number between 0 and 255). This call, as well as GETCHANNEL, requires RADIO_CHANNEL_SETTABLE to be defined as 1. The default channel number is 0.</text:p>
      <text:p text:style-name="P1">PHYSOPT_GETCHANNEL</text:p>
      <text:p text:style-name="P18">Returns the current setting of the RF channel.</text:p>
      <text:p text:style-name="P1">PHYSOPT_SETRATE</text:p>
      <text:p text:style-name="P18">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PHYSOPT_GETRATE</text:p>
      <text:p text:style-name="P18">Returns the current bit rate option (a number between 0 and 3).</text:p>
      <text:p text:style-name="P1">PHYSOPT_RESET (option)</text:p>
      <text:p text:style-name="P18">When <text:span text:style-name="T20">RADIO_OPTION_REGWRITE is defined</text:span>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18">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21">PHYSOPT_RXOFF (option)</text:p>
      <text:p text:style-name="P18">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PHYSOPT_ERROR</text:p>
      <text:p text:style-name="P18">This operation is only available <text:span text:style-name="T20">when RADIO_OPTION_STATS is defined.</text:span> It manages the performance statistics collected by the driver when that option is on (see below).</text:p>
      <text:p text:style-name="P1">PHYSOPT_SETPARAMS</text:p>
      <text:p text:style-name="P18">This call is only available if RADIO_WOR_MODE is set to 1. It allows the praxis to change some parameters of the WOR mode (see below).</text:p>
      <text:h text:style-name="P37" text:outline-level="2"><text:soft-page-break/>Compilation options (static configuration)</text:h>
      <text:p text:style-name="P1">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40" text:outline-level="3">Flag options</text:h>
      <text:p text:style-name="P9"><text:span text:style-name="T13">The symbolic constant </text:span><text:span text:style-name="T12">RADIO_OPTIONS</text:span><text:span text:style-name="T11"> (with the default value of 0) is a configuration of bit flags, which are mostly used to select diagnostics (for debugging or performance evaluation), but also some options that might be of interest to a production praxis. These bits of RADIO_OPTIONS (represented by symbolic constants named RADIO_OPTION_...) are meaningful and interpreted as follows:</text:span></text:p>
      <text:p text:style-name="P2"><text:span text:style-name="T17">Bit 0 (0x001, </text:span><text:span text:style-name="T21">RADIO_OPTION_RBKF</text:span><text:span text:style-name="T17">)</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2"><text:span text:style-name="T6">Bit 1 (0x002, </text:span><text:span text:style-name="T22">RADIO_OPTION_DIAG</text:span><text:span text:style-name="T6">)</text:span> switches on diag messages on various important (or suspicious) events, e.g., power down, reset, packet reception. </text:p>
      <text:p text:style-name="P2"><text:span text:style-name="T6">Bit 2 (0x004, </text:span><text:span text:style-name="T22">RADIO_OPTION_STATS</text:span><text:span text:style-name="T6">)</text:span><text:span text:style-name="T11"> enables PHYSOPT_ERROR, a special physopt request (see above), whereby the praxis can retrieve from the driver six counters pertaining to its performance. This is the format of the control request:</text:span></text:p>
      <text:p text:style-name="P12"><text:tab/>word counters [6];</text:p>
      <text:p text:style-name="P12"><text:tab/>...</text:p>
      <text:p text:style-name="P6"><text:tab/>tcv_control (sfd, PHYSOPT_ERROR, counters);</text:p>
      <text:p text:style-name="P1">The specified array is filled with the following word-sized values (in this order):</text:p>
      <text:list xml:id="list2706336053879949422" text:style-name="L1">
        <text:list-item>
          <text:p text:style-name="P26">The total number of attempted packet receptions triggered by the recognition of a sync word signalling the beginning of a packet.</text:p>
        </text:list-item>
        <text:list-item>
          <text:p text:style-name="P26">The total number of successfully received packets. This number is never bigger than the previous number.</text:p>
        </text:list-item>
        <text:list-item>
          <text:p text:style-name="P26">The total number of packets submitted to the transmitter, i.e., ones that have been extracted from the driver's PHY queue to be transmitted.</text:p>
        </text:list-item>
        <text:list-item>
          <text:p text:style-name="P26">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6">The congestion indicator describing the average backoff delay suffered by a transmitted packet (see below).</text:p>
        </text:list-item>
        <text:list-item>
          <text:p text:style-name="P26">The maximum backoff so far, i.e., the maximum delay suffered by a packet.</text:p>
        </text:list-item>
      </text:list>
      <text:p text:style-name="P1">Cumulative counters wrap around at 64K (65536). Counters 0 and 1, as well as 2 and 3, are coupled in the sense that when the first one wraps around the maximum (and is zeroed), the second one is zeroed as well.</text:p>
      <text:p text:style-name="P2">The congestion indicator is calculated as an exponential moving average of the backoff delay over all transmitted (or dropped) packets. The formula is</text:p>
      <text:p text:style-name="P4"><draw:frame draw:style-name="fr2" draw:name="Object1" text:anchor-type="as-char" svg:width="1.878in" svg:height="0.2083in" draw:z-index="0"><draw:object xlink:href="./Object 1" xlink:type="simple" xlink:show="embed" xlink:actuate="onLoad"/><draw:image xlink:href="./ObjectReplacements/Object 1" xlink:type="simple" xlink:show="embed" xlink:actuate="onLoad"/></draw:frame>,</text:p>
      <text:p text:style-name="P2">where <draw:frame draw:style-name="fr2" draw:name="Object2" text:anchor-type="as-char" svg:width="0.2583in" svg:height="0.2091in"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2" draw:name="Object5" text:anchor-type="as-char" svg:width="0.2417in" svg:height="0.2091in" draw:z-index="6"><draw:object xlink:href="./Object 5" xlink:type="simple" xlink:show="embed" xlink:actuate="onLoad"/><draw:image xlink:href="./ObjectReplacements/Object 5" xlink:type="simple" xlink:show="embed" xlink:actuate="onLoad"/><svg:desc>formula</svg:desc></draw:frame>) of the current packet , <text:soft-page-break/><draw:frame draw:style-name="fr2" draw:name="Object3" text:anchor-type="as-char" svg:width="0.3929in" svg:height="0.2091in" draw:z-index="3"><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2" draw:name="Object4" text:anchor-type="as-char" svg:width="0.2417in" svg:height="0.2091in" draw:z-index="4"><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2">All counters can be zeroed by providing a NULL second argument to <text:span text:style-name="T11">tcv_control</text:span>, i.e.,</text:p>
      <text:p text:style-name="P2"><text:span text:style-name="T3"><text:tab/></text:span><text:span text:style-name="T4">tcv_control (sfd, PHYSOPT_ERROR, NULL);</text:span></text:p>
      <text:p text:style-name="P2"><text:span text:style-name="T6">Bit 3 (0x008, </text:span><text:span text:style-name="T22">RADIO_OPTION_CCHIP</text:span><text:span text:style-name="T6">)</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9"><text:span text:style-name="T6">Bit 4 (0x010, </text:span><text:span text:style-name="T22">RADIO_OPTION_NOCHECKS</text:span><text:span text:style-name="T6">)</text:span> is intended to save some code by removing consistency checks in various places where the driver interfaces to the praxis.</text:p>
      <text:p text:style-name="P2"><text:span text:style-name="T6">Bit 5 (0x020, </text:span><text:span text:style-name="T22">RADIO_OPTION_WORPARAMS</text:span><text:span text:style-name="T6">)</text:span> selects the test mode of WOR. Its sole purpose at present is to extend the list of options settable with the SETPARAMS physopt – to make it possible to change some parameters of WOR from the praxis. The details are described in <text:span text:style-name="T1">“Wake on radio”</text:span>.</text:p>
      <text:p text:style-name="P2"><text:span text:style-name="T6">Bit 6 (0x040, </text:span><text:span text:style-name="T22">RADIO_OPTION_REGWRITE</text:span><text:span text:style-name="T6">)</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12"><text:tab/>byte subst [] = { 0x3E, 0xC4, 1C, 0x48, 255 };</text:p>
      <text:p text:style-name="P12"><text:tab/>...</text:p>
      <text:p text:style-name="P6"><text:tab/>tcv_control (sfd, PHYSOPT_RESET, (address)subst);</text:p>
      <text:p text:style-name="P1">sets the first entry in PATABLE (register 0x3E) to 0xC4 and register AGCCTRL1 (specifying LBT thresholds – see below) to 0x48.</text:p>
      <text:p text:style-name="P1">Note that a RESET request with NULL argument will reset the chip and remove any register modifications previously made by the praxis.</text:p>
      <text:p text:style-name="P2"><text:span text:style-name="T6">Bit 7 (0x080, </text:span><text:span text:style-name="T22">RADIO_OPTION_ENTROPY</text:span><text:span text:style-name="T6">)</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6">entropy</text:span><text:span text:style-name="T11"> value. Note that regardless of this bit, </text:span><text:span text:style-name="T16">entropy</text:span><text:span text:style-name="T11"> will be updated from RSSI on every packet reception (assuming that ENTROPY_COLLECTION is nonzero).</text:span></text:p>
      <text:p text:style-name="P7"><text:span text:style-name="T17">Bit 8 (0x100, RADIO_OPTION_PXOPTIONS)</text:span><text:span text:style-name="T11"> enables per-packet parametrization of transmission power and collision avoidance vectors. When this option is compiled in, the last two bytes of every outgoing packet are interpreted as a word with this layout:</text:span></text:p>
      <text:p text:style-name="P7"><draw:frame draw:style-name="fr1" draw:name="graphics1" text:anchor-type="paragraph" svg:width="4.2in" svg:height="0.7in" draw:z-index="2"><draw:image xlink:href="Pictures/2000008C000029AC000006F2C6712875.svm" xlink:type="simple" xlink:show="embed" xlink:actuate="onLoad"/></draw:frame><text:span text:style-name="T11">where XP is the transmission power for the packet, CAV is the collision avoidance vector, i.e., the initial delay in PicOS milliseconds preceding the packet's transmission attempt, and N is a flag telling </text:span><text:soft-page-break/><text:span text:style-name="T11">whether LBT should be disabled for the packet (when N is 1, the packet is transmitted blindly without LBT).</text:span></text:p>
      <text:p text:style-name="P8">Note that when acquiring a buffer for outgoing packet (with tcv_wnp) the praxis program must reserve two bytes at the end for the status information regardless whether RADIO_OPTION_PXOPTIONS is selected or not. Normally the initial contents of those bytes are irrelevant. When RADIO_OPTION_PXOPTIONS is compiled in, the praxis program is expected to set those two bytes for every outgoing packet according to the above format. PHYSOPT_SETPOWER is then useless and disabled, because every outgoing packet explicitly declares its own transmission power. PHYSOPT_GETPOWER is still available to return the transmission power of the last transmitted packet. Note that the maximum CAV settable on a per-packet basis is 4095 amounting to about 4 seconds. PHYSOPT_CAV is still formally legal and will be applied as an extra delay to the first outgoing packet.</text:p>
      <text:p text:style-name="P8">Note that, with RADIO_OPTION_PXOPTIONS compiled in, whenever a packet, e.g., received from the network, is cloned to the transmit queue (or otherwise <text:span text:style-name="T1">disposed</text:span> there) by the praxis (including the VNETI plugin), the last (status) word of the packet must be set to the intended value, as otherwise the driver will derive the transmission parameters of the packet from the accidental contents of the status bytes.</text:p>
      <text:h text:style-name="P38" text:outline-level="3">General options</text:h>
      <text:p text:style-name="P2"><text:span text:style-name="T12">RADIO_CRC_MODE</text:span> (default setting 0) selects the way of calculating the CRC for a packet, which can be one of:</text:p>
      <text:p text:style-name="P15"><text:tab/>0<text:tab/>built-in hardware calculation; this is the recommended default setting</text:p>
      <text:p text:style-name="P15"><text:tab/>1<text:tab/>built-in CC2400-compatible CRC</text:p>
      <text:p text:style-name="P15"><text:tab/>2<text:tab/>like 0 + AUTOFLUSH (do not use – see below)</text:p>
      <text:p text:style-name="P15"><text:tab/>3<text:tab/>like 1 + AUTOFLUSH (do not use)</text:p>
      <text:p text:style-name="P2"><text:tab/>4<text:tab/>software CRC (our own software implementation of ISO 3309 CRC)</text:p>
      <text:p text:style-name="P2">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2">Despite its present buggy status, the option has not been removed from the driver, as newer versions of the chip may fix the problem (providing for a more foolproof way of triggering reception events).</text:p>
      <text:p text:style-name="P2">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2"><text:span text:style-name="T12">RADIO_CRC_TRANSPARENT</text:span> (default setting 0) indicates whether packets with bad CRC should be receivable, i.e., should be accepted by the driver and queued for reception by the application. If the flag <text:soft-page-break/>is nonzero, than a packet with bad CRC (formally qualifying for reception otherwise) will be received. The user program can examine the most significant byte of the link quality indicator (LQI) byte which is 1 when the CRC was correct and 0 otherwise. The flag applies to hardware and software CRC calculation. Note that it doesn't affect the CRC for output packets.</text:p>
      <text:p text:style-name="P2"><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2"><text:span text:style-name="T19">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3"><text:span text:style-name="T12">RADIO_DEFAULT_CHANNEL</text:span> (default setting 0) selects the default channel. Legitimate values are between 0 and 255.</text:p>
      <text:p text:style-name="P3"><text:span text:style-name="T19">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3"><text:span text:style-name="T12">RADIO_DEFAULT_BITRATE</text:span> (default setting 10000) selects the default bit rate roughly in bits per seconds. Only these four values are legitimate: 5000, 10000, 38400, and 200000.</text:p>
      <text:p text:style-name="P3">RADIO_DEFAULT_BITRATE can be set to a rate (e.g., 38400) as well as to the ordinal (index) of that rate (e.g., 2). For example, the settings 38400 and 2 are equivalent.</text:p>
      <text:p text:style-name="P3"><text:span text:style-name="T19">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3"><text:span text:style-name="T19">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3"><text:span text:style-name="T19">RADIO_WOR_MODE</text:span> (default setting 0) indicates whether the wake on radio (WOR) mode option should be compiled in. The WOR mode is described in detail in section <text:span text:style-name="T1">“Wake on radio”</text:span>.</text:p>
      <text:p text:style-name="P3"><text:span text:style-name="T19">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3"><text:span text:style-name="T19">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7960766730940172858" text:style-name="L2">
        <text:list-item>
          <text:p text:style-name="P29">before switching on RX (including after every packet reception)</text:p>
        </text:list-item>
        <text:list-item>
          <text:p text:style-name="P29">before switching on TX, but only if the receiver (RX) has been inactive (OFF); this includes the case of transmitting in the OFF mode, or powering the chip ON (switching the receiver ON) after OFF</text:p>
        </text:list-item>
      </text:list>
      <text:p text:style-name="P3">Theoretically, if no packet is received for a long time while the chip remains in the RX state, the synthesizer may lose its calibration. The praxis can always trigger recalibration explicitly by powering <text:soft-page-break/>the module down (going OFF) and then back ON, but the driver can also do it periodically (and more efficiently) if RADIO_RECALIBRATE is nonzero.</text:p>
      <text:p text:style-name="P3">If nonzero, RADIO_RECALIBRATE tells the number of seconds after which the synthesizer will be forcibly recalibrated if the module remains in RX and there has been no reception. The maximum duration of the recalibration interval is 63 seconds.</text:p>
      <text:p text:style-name="P3">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3"/>
      <text:p text:style-name="P3">Note: for compatibility with the old driver, I have temporarily reverted the official default settings of RADIO_POWER_SETTABLE, RADIO_CAV_SETTABLE, RADIO_BITRATE_SETTABLE, and RADIO_CHANNEL_SETTABLE to 1.</text:p>
      <text:h text:style-name="P39" text:outline-level="3">Collision avoidance (LBT) options</text:h>
      <text:p text:style-name="P2"><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2">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2">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he attention event is the most important event awaited by the driver. Whenever the driver is waiting for something (anything at all), it is also waiting for an attention event.</text:p>
      <text:p text:style-name="P2">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2">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5"><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ext:soft-page-break/>that the packet is experiencing a congestion.</text:p>
      <text:p text:style-name="P5">One constant describing how congestion should be handled is:</text:p>
      <text:p text:style-name="P5"><text:span text:style-name="T15">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ext:span><text:span text:style-name="T8">the chip never checks whether they do not interfere with other RF activities in the neighbourhood, including a situation when the chip happens to be receiving a packet at the very moment. Formally, this mode of operation is selected by setting </text:span><text:span text:style-name="T14">CCA_MODE</text:span><text:span text:style-name="T8"> (bits 4-5 of the chip's </text:span><text:span text:style-name="T14">MCSM1</text:span><text:span text:style-name="T8"> register) to 0, which disables the LBT (listen before transmit) feature altogether.</text:span></text:p>
      <text:p text:style-name="P5"><text:span text:style-name="T8">By setting </text:span><text:span text:style-name="T14">RADIO_LBT_MODE</text:span><text:span text:style-name="T8"> to 1 you choose a slightly less aggressive behaviour (corresponding to </text:span><text:span text:style-name="T14">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5"><text:span text:style-name="T8">If </text:span><text:span text:style-name="T14">RADIO_LBT_MODE</text:span><text:span text:style-name="T8"> is 2 (corresponding to </text:span><text:span text:style-name="T14">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14"><text:tab/><text:span text:style-name="T12">RADIO_CC_THRESHOLD</text:span><text:tab/><text:tab/>(default = 1, legitimate values 0 – 15)</text:p>
      <text:p text:style-name="P5"><text:tab/><text:span text:style-name="T12">RADIO_CC_THRESHOLD_REL</text:span><text:tab/>(default = 1, legitimate values 0 – 3) </text:p>
      <text:p text:style-name="P5">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Note that the values of the above two constants are only relevant if <text:span text:style-name="T11">RADIO_LBT_MODE</text:span> is set to 2 (they are completely ignored otherwise).</text:p>
      <text:p text:style-name="P5">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5">If the channel assessment fails, i.e., the chip refuses to enter the transmit state, the driver generates a random number using this formula:</text:p>
      <text:p text:style-name="P2"><text:tab/><text:span text:style-name="T4">bckf_timer = RADIO_LBT_MIN_BACKOFF + rnd () &amp; mask;</text:span></text:p>
      <text:p text:style-name="P2">where <text:span text:style-name="T11">mask</text:span> is always a power of two minus 1, i.e., its binary representation consists of a number of ones from the right. The mask size is determined by this constant:</text:p>
      <text:p text:style-name="P2"><text:span text:style-name="T12">RADIO_LBT_BACKOFF_EXP</text:span> (default setting 6) which specifies the power of two to be used for the mask (equal to the number of ones + 1). Thus, the default setting translates into 5 ones (2<text:span text:style-name="T7">6</text:span>–1 = 63). <text:soft-page-break/>This is the mask to be applied after a failed attempt to grab the channel by the transmitter. With the default setting, the backoff interval can be anywhere between 2 and 2+63=65 milliseconds. </text:p>
      <text:p text:style-name="P2">Note that the driver will not re-attempt the transmission for as long as the backoff timer remains nonzero. <text:s/>The backoff timer will be reset after a successful packet reception using the mask described by this constant:</text:p>
      <text:p text:style-name="P2"><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2">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2">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5">The backoff timer can be set explicitly by the praxis using this (optional) control call:</text:p>
      <text:p text:style-name="P13"><text:tab/><text:span text:style-name="T18">word bckf;</text:span></text:p>
      <text:p text:style-name="P12"><text:tab/>...</text:p>
      <text:p text:style-name="P6"><text:tab/>tcv_control (sfd, PHYSOPT_CAV, &amp;bckf);</text:p>
      <text:p text:style-name="P1">where the value of bckf provides the new setting of the timer in milliseconds. If the last argument of tcv_control is NULL, the driver generates a randomized interval using RADIO_LBT_BACKOFF_EXP for the mask.</text:p>
      <text:p text:style-name="P2">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2"><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Note that with RADIO_LBT_MODE = 1 or 2 the driver will keep trying to acquire the channel (backing off at every failed attempt) until it succeeds, using the same preset and fixed LBT sensitivity parameters (for case 2) at each attempt (determined by RADIO_CC_THRESHOLD and <text:soft-page-break/>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The specific sensitivity settings used for the first 5 attempts when RADIO_LBT_MODE = 3 are determined by this table:</text:p>
      <text:p text:style-name="P2"><text:tab/><text:span text:style-name="T4">0x59, 0x5A, 0x6B, 0x7D, 0x4F</text:span></text:p>
      <text:p text:style-name="P5"><text:span text:style-name="T14">which lists the values consecutively stored into <text:s/>AGCCTRL1</text:span><text:span text:style-name="T11">. Note that the first entry corresponds to </text:span><text:span text:style-name="T14">RADIO_CC_THRESHOLD</text:span><text:span text:style-name="T11"> = 1 and </text:span><text:span text:style-name="T14">RADIO_CC_THRESHOLD_REL</text:span><text:span text:style-name="T11"> = 1, i.e., the most sensitive setting, while the last one has the largest threshold value for the absolute signal (7) with the relative assessment completely switched off.</text:span></text:p>
      <text:h text:style-name="P35" text:outline-level="2">Setting/adjusting the base RF frequency</text:h>
      <text:p text:style-name="P2">The base frequency (the RF frequency of channel zero) is determined by three constants defined (conditionally) in PicOS/cc1100.h:</text:p>
      <text:p text:style-name="P20">#ifndef CC1100_FREQ_FREQ2_VALUE</text:p>
      <text:p text:style-name="P20"><text:tab/>#define CC1100_FREQ_FREQ2_VALUE 0x22</text:p>
      <text:p text:style-name="P20">#endif</text:p>
      <text:p text:style-name="P20"/>
      <text:p text:style-name="P20">#ifndef CC1100_FREQ_FREQ1_VALUE</text:p>
      <text:p text:style-name="P20"><text:tab/>#define CC1100_FREQ_FREQ1_VALUE 0xC4</text:p>
      <text:p text:style-name="P20">#endif</text:p>
      <text:p text:style-name="P20"/>
      <text:p text:style-name="P20">#ifndef CC1100_FREQ_FREQ0_VALUE</text:p>
      <text:p text:style-name="P20"><text:tab/>#define CC1100_FREQ_FREQ0_VALUE 0xEC</text:p>
      <text:p text:style-name="P17">#endif </text:p>
      <text:p text:style-name="P5">The conditions mean that the definitions can be easily overridden by definitions in options.sys (on a per-praxis basis), or board_options.sys (on a per-board basis) should a need arise. For example, in some prototype boards, the crystal (oscillator) frequency may deviate from nominal; in such cases, the deviation can be compensated by adjusting the above constants.</text:p>
      <text:p text:style-name="P5">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20">#define<text:tab/>CC1100_FREQ_FREQ1_VALUE<text:tab/>0xC5</text:p>
      <text:p text:style-name="P17">#define<text:tab/>CC1100_FREQ_FREQ0_VALUE<text:tab/>0xE8</text:p>
      <text:p text:style-name="P21">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5" text:outline-level="2"><text:soft-page-break/>Wake on radio</text:h>
      <text:p text:style-name="P21">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21">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21">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21">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21">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21">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9">WOR_EVT0_TIME</text:span> whose default value is 65535 (which also happens to be the maximum). This constant (as well as the remaining constants discussed in this section) can be redefined, e.g., in options.sys. The value is transformed into seconds by this formula:</text:p>
      <text:p text:style-name="P22"><text:tab/><draw:frame draw:style-name="fr2" draw:name="Object6" text:anchor-type="as-char" svg:width="2.3181in" svg:height="0.3929in" draw:z-index="5"><draw:object xlink:href="./Object 6" xlink:type="simple" xlink:show="embed" xlink:actuate="onLoad"/><draw:image xlink:href="./ObjectReplacements/Object 6" xlink:type="simple" xlink:show="embed" xlink:actuate="onLoad"/></draw:frame></text:p>
      <text:p text:style-name="P21">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note text:id="ftn1" text:note-class="footnote"><text:note-citation>1</text:note-citation><text:note-body><text:p text:style-name="Footnote">On CC430, the WOR clock is simply ACLK, so in the formula the denominator becomes 32768 and the numerator loses the 750 factor. The ratio w.r.t. the CC110x variant is 0.945 and the maximum setting of 65535 translates into 2 seconds. To bring it to the same value as for CC110x, the maximum setting is assumed to be 61944 (0xF1F8).</text:p></text:note-body></text:note></text:p>
      <text:p text:style-name="P21"><text:soft-page-break/>Another parameter of the WOR mode is the duration of the reception period within the cycle. It is described by the constant <text:span text:style-name="T19">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21">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9">WOR_RSSI_THR</text:span> and its default value is 2.</text:p>
      <text:p text:style-name="P21">The required quality of the assessed preamble is described by another constant, <text:span text:style-name="T19">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21">Yet another constant parameterizing WOR is <text:span text:style-name="T19">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21">Two more parameters refer to the operation of the driver, rather than the behaviour of the chip. They are: </text:p>
      <text:p text:style-name="P21"><text:span text:style-name="T19">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21"><text:span text:style-name="T19">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21">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21"><text:soft-page-break/>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21">With WOR compiled in, the driver provides an extra physopt call, PHYSOPT_SETPARAMS, whereby the praxis can redefine the two time parameters. The argument is a two-word array with the first word providing the new value of RADIO_WOR_IDLE_TIMEOUT and the second word giving the new setting of RADIO_WOR_PREAMBLE_TIME. When the chip is reset (e.g., PHYSOPT_RESET), the values will be reverted to defaults.</text:p>
      <text:p text:style-name="P21">When <text:span text:style-name="T20">RADIO_OPTION_WORPARAMS</text:span> is set, the argument to PHYSOPT_SETPARAMS is extended by 5 additional bytes immediately following the original two-word array. The meaning of those bytes is as follows:</text:p>
      <text:list xml:id="list260164515085655384" text:style-name="L3">
        <text:list-header>
          <text:p text:style-name="P30">0. WOR_EVT0_TIME<text:tab/>(the more significant byte only)</text:p>
          <text:p text:style-name="P30">1. WOR_RX_TIME<text:tab/><text:tab/>(0 – 6)</text:p>
          <text:p text:style-name="P30">2. WOR_PQ_THR<text:tab/><text:tab/>(1 – 7)</text:p>
          <text:p text:style-name="P30">3. WOR_RSSI_THR<text:tab/><text:tab/>(0 – 15)</text:p>
          <text:p text:style-name="P27">4. WOR_EVT1_TIME<text:tab/>(0 – 7)</text:p>
        </text:list-header>
      </text:list>
      <text:h text:style-name="P35" text:outline-level="2">Examples</text:h>
      <text:p text:style-name="P21">Here is the standard sequence to initialize the driver in combination with the NULL plugin:</text:p>
      <text:p text:style-name="P20">...</text:p>
      <text:p text:style-name="P20">#include “phys_cc1100.h”</text:p>
      <text:p text:style-name="P20">#include “plug_null.h”</text:p>
      <text:p text:style-name="P20">...</text:p>
      <text:p text:style-name="P20">sint sfd;</text:p>
      <text:p text:style-name="P20">...</text:p>
      <text:p text:style-name="P20"><text:tab/>phys_cc1100 (0, CC1100_MAXPLEN);</text:p>
      <text:p text:style-name="P20"><text:tab/>tcv_plug (0, &amp;plug_null);</text:p>
      <text:p text:style-name="P20"><text:tab/>sfd = tcv_open (WNONE, 0, 0);</text:p>
      <text:p text:style-name="P17"><text:tab/>...</text:p>
      <text:p text:style-name="P21">Note that the symbol CC1100_MAXPLEN (defined by the driver) represents the maximum possible length of a radio packet, including the two CRC bytes. That length is either 62 (when hardware CRC is selected) or 60 (with software CRC). This is because with software CRC the CRC bytes are sent as part of the packet payload (and are stored in the FIFO), whereas the hardware variant of CRC is treated separately (using no FIFO space).</text:p>
      <text:p text:style-name="P21">Note that following the above initialization, the receiver is OFF and the Network ID is 0. Do this to switch the receiver ON:</text:p>
      <text:p text:style-name="P21"><text:tab/><text:span text:style-name="T4">tcv_control (sfd, PHYSOPT_RXON, NULL);</text:span></text:p>
      <text:p text:style-name="P21">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21"><text:soft-page-break/>The operation of changing the Network ID involves an argument which must be stored in memory, e.g.,</text:p>
      <text:p text:style-name="P25"><text:tab/>...</text:p>
      <text:p text:style-name="P25"><text:tab/>word nid;</text:p>
      <text:p text:style-name="P25"><text:tab/>...</text:p>
      <text:p text:style-name="P25"><text:tab/><text:tab/>nid = 0xBADD;</text:p>
      <text:p text:style-name="P25"><text:tab/><text:tab/>tcv_control (sfd, PHYSOPT_SETSID, &amp;nid);</text:p>
      <text:p text:style-name="P23"><text:tab/><text:tab/>...</text:p>
      <text:p text:style-name="P21">Sending and receiving packets is straightforward, e.g.,</text:p>
      <text:p text:style-name="P25"/>
      <text:p text:style-name="P25"><text:tab/>...</text:p>
      <text:p text:style-name="P25"><text:tab/>state XMIT:</text:p>
      <text:p text:style-name="P25"><text:tab/><text:tab/>address packet;</text:p>
      <text:p text:style-name="P25"><text:tab/><text:tab/>packet = tcv_wnp (XMIT, sfd, 16);</text:p>
      <text:p text:style-name="P25"><text:tab/><text:tab/>... fill in the packet ...</text:p>
      <text:p text:style-name="P25"><text:tab/><text:tab/>tcv_endp (packet);</text:p>
      <text:p text:style-name="P23"><text:tab/><text:tab/>...</text:p>
      <text:p text:style-name="P21">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21">Here is sample reception code:</text:p>
      <text:p text:style-name="P25"><text:tab/>...</text:p>
      <text:p text:style-name="P25"><text:tab/>state RECV:</text:p>
      <text:p text:style-name="P25"><text:tab/><text:tab/>address packet;</text:p>
      <text:p text:style-name="P25"><text:tab/><text:tab/>sint plength;</text:p>
      <text:p text:style-name="P25"><text:tab/><text:tab/>packet = tcv_rnp (RECV, sfd);</text:p>
      <text:p text:style-name="P25"><text:tab/><text:tab/>plength = tcv_left (packet);</text:p>
      <text:p text:style-name="P23"><text:tab/><text:tab/>...</text:p>
      <text:p text:style-name="P21">Note that the packet length (plength) includes the Network ID and two CRC bytes at the end.</text:p>
      <text:p text:style-name="P21">If WOR has been configured into the driver, you can put the radio into the WOR sleep mode with this operation:</text:p>
      <text:p text:style-name="P25"><text:tab/>...</text:p>
      <text:p text:style-name="P25"><text:tab/>word par;</text:p>
      <text:p text:style-name="P25"><text:tab/>...</text:p>
      <text:p text:style-name="P25"><text:tab/><text:tab/>par = 1;</text:p>
      <text:p text:style-name="P25"><text:tab/><text:tab/>tcv_control (sfd, PHYSOPT_OFF, &amp;par);</text:p>
      <text:p text:style-name="P23"><text:tab/><text:tab/>...</text:p>
      <text:p text:style-name="P21">You can exit the mode explicitly in one of three ways:</text:p>
      <text:list xml:id="list3649923208494774773" text:style-name="L4">
        <text:list-item>
          <text:p text:style-name="P28">resetting the module: tcv_control (PHYSOPT_RESET, NULL), 2) </text:p>
        </text:list-item>
        <text:list-item>
          <text:p text:style-name="P28">executing tcv_control (sfd, PHYSOPT_OFF, NULL), or with the argument equal 0</text:p>
        </text:list-item>
        <text:list-item>
          <text:p text:style-name="P28">executing tcv_control (sfd, PHYSOPT_ON, NULL)</text:p>
        </text:list-item>
      </text:list>
      <text:p text:style-name="P21">Here is how to send a packet with a long preamble intended to wake up a node waiting on WOR:</text:p>
      <text:p text:style-name="P25"><text:tab/>...</text:p>
      <text:p text:style-name="P25"><text:tab/>state XWAKE:</text:p>
      <text:p text:style-name="P25"><text:tab/><text:tab/>address packet;</text:p>
      <text:p text:style-name="P25"><text:tab/><text:tab/>packet = tcv_wnpu (XWAKE, sfd, 4);</text:p>
      <text:p text:style-name="P25"><text:tab/><text:tab/>packet [1] = 0;</text:p>
      <text:p text:style-name="P25"><text:soft-page-break/><text:tab/><text:tab/>tcv_endp (packet);</text:p>
      <text:p text:style-name="P23"><text:tab/><text:tab/>...</text:p>
      <text:p text:style-name="P21">This is an “urgent” packet of the smallest possible length. Its sole purpose is to wake up the receiver (which will be accomplished by the extra long preambl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9-11-08T12:35:35.40</dc:date>
    <meta:editing-duration>P2DT17H51M47S</meta:editing-duration>
    <meta:editing-cycles>197</meta:editing-cycles>
    <meta:generator>OpenOffice/4.1.5$Win32 OpenOffice.org_project/415m1$Build-9789</meta:generator>
    <dc:creator>Pawel Gburzynski</dc:creator>
    <meta:document-statistic meta:table-count="0" meta:image-count="1" meta:object-count="6" meta:page-count="16" meta:paragraph-count="254" meta:word-count="7962" meta:character-count="48989"/>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